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3" style:family="paragraph" style:parent-style-name="Standard">
      <style:text-properties style:font-name="Arial" fo:font-weight="normal" officeooo:rsid="001a6811" officeooo:paragraph-rsid="001a6811" style:font-weight-asian="normal" style:font-name-complex="Arial" style:font-weight-complex="normal"/>
    </style:style>
    <style:style style:name="P4" style:family="paragraph" style:parent-style-name="Standard">
      <style:text-properties style:font-name="Arial" fo:font-weight="normal" officeooo:paragraph-rsid="001d4324" style:font-weight-asian="normal" style:font-name-complex="Arial" style:font-weight-complex="normal"/>
    </style:style>
    <style:style style:name="P5" style:family="paragraph" style:parent-style-name="Standard">
      <style:text-properties style:font-name="Arial" fo:font-weight="normal" officeooo:paragraph-rsid="001dbe47" style:font-weight-asian="normal" style:font-name-complex="Arial" style:font-weight-complex="normal"/>
    </style:style>
    <style:style style:name="P6" style:family="paragraph" style:parent-style-name="Standard">
      <style:text-properties style:font-name="Arial" fo:font-weight="normal" officeooo:rsid="001dbe47" officeooo:paragraph-rsid="001dbe47" style:font-weight-asian="normal" style:font-name-complex="Arial" style:font-weight-complex="normal"/>
    </style:style>
    <style:style style:name="P7" style:family="paragraph" style:parent-style-name="Standard">
      <style:text-properties style:font-name="Arial" fo:font-weight="normal" officeooo:paragraph-rsid="001f6f19" style:font-weight-asian="normal" style:font-name-complex="Arial" style:font-weight-complex="normal"/>
    </style:style>
    <style:style style:name="P8" style:family="paragraph" style:parent-style-name="Standard">
      <style:text-properties style:font-name="Arial" fo:font-weight="normal" officeooo:paragraph-rsid="0022bbc8" style:font-weight-asian="normal" style:font-name-complex="Arial" style:font-weight-complex="normal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officeooo:rsid="001a6811" style:font-weight-asian="normal" style:font-name-complex="Arial" style:font-weight-complex="normal"/>
    </style:style>
    <style:style style:name="T3" style:family="text">
      <style:text-properties officeooo:rsid="001b5c22"/>
    </style:style>
    <style:style style:name="T4" style:family="text">
      <style:text-properties officeooo:rsid="001c8135"/>
    </style:style>
    <style:style style:name="T5" style:family="text">
      <style:text-properties officeooo:rsid="001d4324"/>
    </style:style>
    <style:style style:name="T6" style:family="text">
      <style:text-properties officeooo:rsid="001dbe47"/>
    </style:style>
    <style:style style:name="T7" style:family="text">
      <style:text-properties officeooo:rsid="001f6f19"/>
    </style:style>
    <style:style style:name="T8" style:family="text">
      <style:text-properties officeooo:rsid="001fd808"/>
    </style:style>
    <style:style style:name="T9" style:family="text">
      <style:text-properties officeooo:rsid="001c3c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Nome do Caso de Uso: </text:span><text:span text:style-name="T2">Alarme é disparado</text:span></text:p>
      <text:p text:style-name="P1"/>
      <text:p text:style-name="P1">Descrição: </text:p>
      <text:p text:style-name="P3">Este caso de uso se inicia quando o alarme é acionado por algum dos sensores.</text:p>
      <text:p text:style-name="P1"/>
      <text:p text:style-name="P1">Eventos: </text:p>
      <text:p text:style-name="P2">- <text:span text:style-name="T3">Alarme é acionado por algum dos sensores.</text:span></text:p>
      <text:p text:style-name="P2">- <text:span text:style-name="T3">Luzes acendem, alarme sonoro toca e notificação no aplicativo mobile.</text:span></text:p>
      <text:p text:style-name="P1"/>
      <text:p text:style-name="P1">Atores:</text:p>
      <text:p text:style-name="P2">- <text:span text:style-name="T3">Sensor.</text:span></text:p>
      <text:p text:style-name="P2">- <text:span text:style-name="T3">Alarme.</text:span></text:p>
      <text:p text:style-name="P1"/>
      <text:p text:style-name="P1">Pré-Condições:</text:p>
      <text:p text:style-name="P8">- <text:span text:style-name="T9">Sistema BlueHome instalado.</text:span></text:p>
      <text:p text:style-name="P2">- <text:span text:style-name="T4">Alarme no modo ativo ou passivo.</text:span></text:p>
      <text:p text:style-name="P2"/>
      <text:p text:style-name="P1">Pós-Condições:</text:p>
      <text:p text:style-name="P1">1. Conclusões com sucesso: </text:p>
      <text:p text:style-name="P2">- <text:span text:style-name="T4">Alarme é executado.</text:span></text:p>
      <text:p text:style-name="P1">2. Conclusões sem sucesso: </text:p>
      <text:p text:style-name="P2">- <text:span text:style-name="T4">Alarme não é executado.</text:span></text:p>
      <text:p text:style-name="P2"/>
      <text:p text:style-name="P1">Fluxo básico:</text:p>
      <text:p text:style-name="P2"/>
      <text:p text:style-name="P2">1. <text:span text:style-name="T6">Acionamento do sensor.</text:span></text:p>
      <text:p text:style-name="P2"><text:span text:style-name="T5">2</text:span>. <text:span text:style-name="T6">Alarme é acionado.</text:span></text:p>
      <text:p text:style-name="P4"><text:span text:style-name="T5">3</text:span>. <text:span text:style-name="T5">Verificação de qual modo do alarme (A1,B1,C1)</text:span></text:p>
      <text:p text:style-name="P4"><text:span text:style-name="T7">4</text:span>. <text:span text:style-name="T8">Sensor volta ao estado inicial.</text:span></text:p>
      <text:p text:style-name="P1"/>
      <text:p text:style-name="P1">Fluxos alternativos:</text:p>
      <text:p text:style-name="P4">A1: em "<text:span text:style-name="T5">3</text:span>. <text:span text:style-name="T5">Verificação de qual modo do alarme</text:span>", <text:span text:style-name="T5">se está no modo ‘Ativo’:</text:span></text:p>
      <text:p text:style-name="P5">A1.1. <text:span text:style-name="T6">Dispara sirene.</text:span></text:p>
      <text:p text:style-name="P5">A1.2. <text:span text:style-name="T6">Acende lampadas do alarme.</text:span></text:p>
      <text:p text:style-name="P6">A1.3. Notifica usuário via aplicativo mobile.</text:p>
      <text:p text:style-name="P2"/>
      <text:p text:style-name="P5"><text:span text:style-name="T6">B1</text:span>: em "<text:span text:style-name="T5">3</text:span>. <text:span text:style-name="T5">Verificação de qual modo do alarme</text:span>", <text:span text:style-name="T5">se está no modo ‘Passivo’:</text:span></text:p>
      <text:p text:style-name="P2"><text:span text:style-name="T6">B1</text:span>.1. <text:span text:style-name="T6">Notifica usuário via aplicativo mobile.</text:span></text:p>
      <text:p text:style-name="P2"/>
      <text:p text:style-name="P7"><text:span text:style-name="T7">C1</text:span>: em "<text:span text:style-name="T5">3</text:span>. <text:span text:style-name="T5">Verificação de qual modo do alarme</text:span>", <text:span text:style-name="T5">se está no modo ‘Inativo’:</text:span></text:p>
      <text:p text:style-name="P7"><text:span text:style-name="T7">C1</text:span>.1. <text:span text:style-name="T7">Nenhuma ação é realiz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06:55</meta:creation-date>
    <meta:print-date>2014-05-09T16:23:00</meta:print-date>
    <meta:generator>LibreOffice/6.0.7.3$Windows_X86_64 LibreOffice_project/dc89aa7a9eabfd848af146d5086077aeed2ae4a5</meta:generator>
    <dc:date>2019-10-02T09:48:11.051000000</dc:date>
    <meta:editing-duration>PT44M50S</meta:editing-duration>
    <meta:editing-cycles>9</meta:editing-cycles>
    <meta:document-statistic meta:table-count="0" meta:image-count="0" meta:object-count="0" meta:page-count="1" meta:paragraph-count="31" meta:word-count="172" meta:character-count="1021" meta:non-whitespace-character-count="876"/>
  </office:meta>
</office:document-meta>
</file>